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" svg:font-family="ARial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280.2pt"/>
    </style:style>
    <style:style style:name="co3" style:family="table-column">
      <style:table-column-properties fo:break-before="auto" style:column-width="274.79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9pt" fo:break-before="auto" style:use-optimal-row-height="true"/>
    </style:style>
    <style:style style:name="ro2" style:family="table-row">
      <style:table-row-properties style:row-height="28.09pt" fo:break-before="auto" style:use-optimal-row-height="true"/>
    </style:style>
    <style:style style:name="ro3" style:family="table-row">
      <style:table-row-properties style:row-height="93.71pt" fo:break-before="auto" style:use-optimal-row-height="true"/>
    </style:style>
    <style:style style:name="ro4" style:family="table-row">
      <style:table-row-properties style:row-height="35.6pt" fo:break-before="auto" style:use-optimal-row-height="true"/>
    </style:style>
    <style:style style:name="ro5" style:family="table-row">
      <style:table-row-properties style:row-height="620.56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99pt ridge #000000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start" fo:margin-left="0pt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</style:style>
    <style:style style:name="ce11" style:family="table-cell" style:parent-style-name="Default">
      <style:table-cell-properties fo:wrap-option="wrap" fo:border="0.99pt ridge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9999" style:text-align-source="fix" style:repeat-content="false" fo:wrap-option="wrap" fo:border="0.99pt ridge #000000" style:vertical-align="middle"/>
      <style:paragraph-properties fo:text-align="center" fo:margin-left="0pt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start" fo:margin-left="0pt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start" fo:margin-left="0pt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ridge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ridge #000000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99pt ridge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wrap-option="wrap"/>
    </style:style>
    <style:style style:name="T1" style:family="text">
      <style:text-properties style:font-name-asian="DejaVu Sans" style:font-name-complex="DejaVu Sans"/>
    </style:style>
    <style:style style:name="T2" style:family="text">
      <style:text-properties style:font-name-asian="DejaVu Sans" style:font-name-complex="DejaVu Sans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20" table:default-cell-style-name="ce22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Definition</text:p>
          </table:table-cell>
          <table:table-cell table:style-name="ce12" office:value-type="string" calcext:value-type="string">
            <text:p>Notes</text:p>
          </table:table-cell>
          <table:table-cell table:style-name="ce1" office:value-type="string" calcext:value-type="string">
            <text:p>Source</text:p>
          </table:table-cell>
          <table:table-cell table:style-name="ce21" table:number-columns-repeated="1020"/>
        </table:table-row>
        <table:table-row table:style-name="ro2">
          <table:table-cell table:style-name="ce2" office:value-type="string" calcext:value-type="string">
            <text:p>Cytopathology</text:p>
          </table:table-cell>
          <table:table-cell table:style-name="ce6" office:value-type="string" calcext:value-type="string">
            <text:p>a branch of pathology that studies and diagnoses diseases on the cellular level.</text:p>
          </table:table-cell>
          <table:table-cell table:style-name="ce13"/>
          <table:table-cell table:style-name="ce19" office:value-type="string" calcext:value-type="string">
            <text:p><text:a xlink:href="https://en.m.wikipedia.org/wiki/Cytopathology" xlink:type="simple">https://en.m.wikipedia.org/wiki/Cytopathology</text:a>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Histopathology</text:p>
          </table:table-cell>
          <table:table-cell table:style-name="ce6" office:value-type="string" calcext:value-type="string">
            <text:p>the microscopic examination of tissue in order to study the manifestations of disease. Specifically, in clinical medicine, histopathology refers to the examination of a biopsy or surgical specimen by a pathologist, after the specimen has been processed and histological sections have been placed onto glass slides.</text:p>
          </table:table-cell>
          <table:table-cell table:style-name="ce13"/>
          <table:table-cell table:style-name="ce19" office:value-type="string" calcext:value-type="string">
            <text:p><text:a xlink:href="https://en.m.wikipedia.org/wiki/Histopathology" xlink:type="simple">https://en.m.wikipedia.org/wiki/Histopathology</text:a>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Distant Metastasis</text:p>
          </table:table-cell>
          <table:table-cell table:style-name="ce7" office:value-type="string" calcext:value-type="string">
            <text:p>the spread of a <text:a xlink:href="https://en.wikipedia.org/wiki/Cancer" xlink:type="simple">cancer</text:a> or other disease from one <text:a xlink:href="https://en.wikipedia.org/wiki/Organ_%28anatomy%29" xlink:type="simple">organ</text:a> or part of the body to another without being directly connected with it.</text:p>
          </table:table-cell>
          <table:table-cell table:style-name="ce13"/>
          <table:table-cell table:style-name="ce10" office:value-type="string" calcext:value-type="string">
            <text:p>https://en.wikipedia.org/wiki/Metastasis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Primary Tumor</text:p>
          </table:table-cell>
          <table:table-cell table:style-name="ce8" office:value-type="string" calcext:value-type="string">
            <text:p>a tumor growing at the anatomical site where tumor progression began and proceeded to yield a cancerous mass.</text:p>
          </table:table-cell>
          <table:table-cell table:style-name="ce13"/>
          <table:table-cell table:style-name="ce10" office:value-type="string" calcext:value-type="string">
            <text:p>https://en.wikipedia.org/wiki/Primary_tumor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TNM Classification System</text:p>
          </table:table-cell>
          <table:table-cell table:style-name="ce9" office:value-type="string" calcext:value-type="string">
            <text:p>TNM Classification of Malignant Tumours, Seventh Edition provides the new, internationally agreed-upon standards to describe and categorize cancer stages and progression.</text:p>
          </table:table-cell>
          <table:table-cell table:style-name="ce14" office:value-type="string" calcext:value-type="string">
            <text:p><text:span text:style-name="T1">Mandatory Parameters:</text:span></text:p>
            <text:p><text:span text:style-name="T1"/></text:p>
            <text:p><text:span text:style-name="T1">T: size or direct extent of the primary tumor </text:span></text:p>
            <text:p><text:span text:style-name="T2">Tx: tumor cannot be evaluated</text:span></text:p>
            <text:p><text:span text:style-name="T2">Tis: carcinoma in situ</text:span></text:p>
            <text:p><text:span text:style-name="T2">T0: no signs of tumor</text:span></text:p>
            <text:p><text:span text:style-name="T2">T1, T2, T3, T4: size and/or extension of the primary tumor</text:span></text:p>
            <text:p><text:span text:style-name="T2"/></text:p>
            <text:p><text:span text:style-name="T1">N: degree of spread to regional lymph nodes </text:span></text:p>
            <text:p><text:span text:style-name="T2">Nx: lymph nodes cannot be evaluated</text:span></text:p>
            <text:p><text:span text:style-name="T2">N0: tumor cells absent from regional lymph nodes</text:span></text:p>
            <text:p><text:span text:style-name="T2">N1: regional lymph node metastasis present; (at some sites: tumor spread to closest or small number of regional lymph nodes)</text:span></text:p>
            <text:p><text:span text:style-name="T2">N2: tumor spread to an extent between N1 and N3 (N2 is not used at all sites)</text:span></text:p>
            <text:p><text:span text:style-name="T2">N3: tumor spread to more distant or numerous regional lymph nodes (N3 is not used at all sites)</text:span></text:p>
            <text:p><text:span text:style-name="T1"/></text:p>
            <text:p><text:span text:style-name="T1">M: presence of distant metastasis </text:span></text:p>
            <text:p><text:span text:style-name="T2">M0: no distant metastasis</text:span></text:p>
            <text:p><text:span text:style-name="T2">M1: metastasis to distant organs (beyond regional lymph nodes)</text:span></text:p>
            <text:p><text:span text:style-name="T2">Mx: designation was removed from the 7th edition of the AJCC/UICC system, but referred to cancers that could not be evaluated.</text:span></text:p>
            <text:p><text:span text:style-name="T1"/></text:p>
            <text:p><text:span text:style-name="T1">Other parameters:</text:span></text:p>
            <text:p><text:span text:style-name="T1"/></text:p>
            <text:p><text:span text:style-name="T2">G (1–4): the grade of the cancer cells (i.e. they are "low grade" if they appear similar to normal cells, and "high grade" if they appear poorly differentiated)</text:span></text:p>
            <text:p><text:span text:style-name="T2">S (0-3): elevation of serum tumor markers</text:span></text:p>
            <text:p><text:span text:style-name="T2">R (0-2): the completeness of the operation (resection-boundaries free of cancer cells or not)</text:span></text:p>
            <text:p><text:span text:style-name="T2">L (0-1): invasion into lymphatic vessels</text:span></text:p>
            <text:p><text:span text:style-name="T2">V (0-2): invasion into vein (no, microscopic, macroscopic)</text:span></text:p>
            <text:p><text:span text:style-name="T2">C (1–5): a modifier of the certainty (quality) of the last mentioned parameter</text:span></text:p>
            <text:p><text:span text:style-name="T1"/></text:p>
            <text:p><text:span text:style-name="T1">Prefix modifiers:</text:span></text:p>
            <text:p><text:span text:style-name="T2"/></text:p>
            <text:p><text:span text:style-name="T2">c: stage given by clinical examination of a patient. The c-prefix is implicit in absence of the p-prefix</text:span></text:p>
            <text:p><text:span text:style-name="T2">p: stage given by pathologic examination of a surgical specimen</text:span></text:p>
            <text:p><text:span text:style-name="T2">y: stage assessed after chemotherapy and/or radiation therapy; in other words, the individual had neoadjuvant therapy.</text:span></text:p>
            <text:p><text:span text:style-name="T2">r: stage for a recurrent tumor in an individual that had some period of time free from the disease.</text:span></text:p>
            <text:p><text:span text:style-name="T2">a: stage determined at autopsy.</text:span></text:p>
            <text:p><text:span text:style-name="T2">u: stage determined by ultrasonography or endosonography. Clinicians often use this modifier although it is not an officially defined one </text:span></text:p>
          </table:table-cell>
          <table:table-cell table:style-name="ce20" office:value-type="string" calcext:value-type="string">
            <text:p>https://en.wikipedia.org/wiki/TNM_staging_system</text:p>
          </table:table-cell>
          <table:table-cell table:number-columns-repeated="1020"/>
        </table:table-row>
        <table:table-row table:style-name="ro6" table:number-rows-repeated="4">
          <table:table-cell table:style-name="ce3"/>
          <table:table-cell table:style-name="ce10"/>
          <table:table-cell table:style-name="ce11"/>
          <table:table-cell table:style-name="ce10"/>
          <table:table-cell table:number-columns-repeated="1020"/>
        </table:table-row>
        <table:table-row table:style-name="ro6">
          <table:table-cell table:style-name="ce3"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6">
          <table:table-cell table:style-name="ce3"/>
          <table:table-cell table:style-name="ce10"/>
          <table:table-cell table:style-name="ce11"/>
          <table:table-cell table:style-name="ce17"/>
          <table:table-cell table:number-columns-repeated="1020"/>
        </table:table-row>
        <table:table-row table:style-name="ro6">
          <table:table-cell table:style-name="ce3"/>
          <table:table-cell table:style-name="ce11" table:number-columns-repeated="2"/>
          <table:table-cell table:style-name="ce17"/>
          <table:table-cell table:number-columns-repeated="1020"/>
        </table:table-row>
        <table:table-row table:style-name="ro6" table:number-rows-repeated="3">
          <table:table-cell table:style-name="ce3"/>
          <table:table-cell table:style-name="ce10"/>
          <table:table-cell table:style-name="ce11"/>
          <table:table-cell table:style-name="ce10"/>
          <table:table-cell table:number-columns-repeated="1020"/>
        </table:table-row>
        <table:table-row table:style-name="ro6">
          <table:table-cell table:style-name="ce3"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6" table:number-rows-repeated="3">
          <table:table-cell table:style-name="ce3"/>
          <table:table-cell table:style-name="ce10"/>
          <table:table-cell table:style-name="ce11"/>
          <table:table-cell table:style-name="ce10"/>
          <table:table-cell table:number-columns-repeated="1020"/>
        </table:table-row>
        <table:table-row table:style-name="ro7">
          <table:table-cell table:style-name="ce3"/>
          <table:table-cell table:style-name="ce10"/>
          <table:table-cell table:style-name="ce16"/>
          <table:table-cell table:style-name="ce10"/>
          <table:table-cell table:number-columns-repeated="1020"/>
        </table:table-row>
        <table:table-row table:style-name="ro6" table:number-rows-repeated="6">
          <table:table-cell table:style-name="ce3"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7">
          <table:table-cell table:style-name="ce3"/>
          <table:table-cell table:style-name="ce10"/>
          <table:table-cell table:style-name="ce16"/>
          <table:table-cell table:style-name="ce10"/>
          <table:table-cell table:number-columns-repeated="1020"/>
        </table:table-row>
        <table:table-row table:style-name="ro6" table:number-rows-repeated="6">
          <table:table-cell table:style-name="ce3"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6">
          <table:table-cell table:style-name="ce3"/>
          <table:table-cell table:style-name="ce10"/>
          <table:table-cell table:style-name="ce11"/>
          <table:table-cell table:style-name="ce10"/>
          <table:table-cell table:number-columns-repeated="1020"/>
        </table:table-row>
        <table:table-row table:style-name="ro6" table:number-rows-repeated="4">
          <table:table-cell table:style-name="ce3"/>
          <table:table-cell table:style-name="ce10"/>
          <table:table-cell table:style-name="ce17"/>
          <table:table-cell table:style-name="ce10"/>
          <table:table-cell table:number-columns-repeated="1020"/>
        </table:table-row>
        <table:table-row table:style-name="ro6" table:number-rows-repeated="30">
          <table:table-cell table:style-name="ce4"/>
          <table:table-cell/>
          <table:table-cell table:style-name="ce18"/>
          <table:table-cell table:number-columns-repeated="1021"/>
        </table:table-row>
        <table:table-row table:style-name="ro6" table:number-rows-repeated="37">
          <table:table-cell table:style-name="ce4"/>
          <table:table-cell table:number-columns-repeated="1023"/>
        </table:table-row>
        <table:table-row table:style-name="ro8" table:number-rows-repeated="104846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" svg:font-family="ARial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22:55:21.378445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20T10:10:38.312946323</dc:date>
    <meta:editing-duration>PT10H17M1S</meta:editing-duration>
    <meta:editing-cycles>3</meta:editing-cycles>
    <meta:document-statistic meta:table-count="1" meta:cell-count="20" meta:object-count="0"/>
  </office:meta>
</office:document-meta>
</file>